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2" svg:font-family="'Times New Roman', 'Times New Roman PS'" style:font-family-generic="roman"/>
    <style:font-face style:name="Times New Roman1" svg:font-family="'Times New Roman', 'Times New Roman PSMT'"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Default">
      <style:paragraph-properties fo:text-align="center" style:justify-single-word="false" style:text-autospace="none"/>
    </style:style>
    <style:style style:name="P2" style:family="paragraph" style:parent-style-name="Default">
      <style:paragraph-properties fo:text-align="center" style:justify-single-word="false" style:text-autospace="none"/>
      <style:text-properties fo:color="#000000" style:text-line-through-style="none" style:font-name="Times New Roman1" fo:font-size="11.5pt" style:text-underline-style="none" style:font-name-asian="Times New Roman1" style:font-size-asian="11.5pt" style:font-name-complex="Times New Roman1" style:font-size-complex="11.5pt"/>
    </style:style>
    <style:style style:name="P3" style:family="paragraph" style:parent-style-name="Default">
      <style:paragraph-properties style:text-autospace="none"/>
      <style:text-properties fo:color="#000000" style:text-line-through-style="none" style:font-name="Times New Roman1" fo:font-size="11.5pt" style:text-underline-style="none" style:font-name-asian="Times New Roman1" style:font-size-asian="11.5pt" style:font-name-complex="Times New Roman1" style:font-size-complex="11.5pt"/>
    </style:style>
    <style:style style:name="P4" style:family="paragraph" style:parent-style-name="Default">
      <style:paragraph-properties style:text-autospace="none"/>
      <style:text-properties fo:color="#000000" style:text-line-through-style="none" style:font-name="Times New Roman1" fo:font-size="10pt" style:text-underline-style="none" style:font-name-asian="Times New Roman1" style:font-size-asian="10pt" style:font-name-complex="Times New Roman1" style:font-size-complex="10pt"/>
    </style:style>
    <style:style style:name="P5" style:family="paragraph" style:parent-style-name="Default">
      <style:paragraph-properties style:text-autospace="none"/>
      <style:text-properties fo:color="#000000" style:text-line-through-styl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P6" style:family="paragraph" style:parent-style-name="Default">
      <style:paragraph-properties fo:margin-left="0in" fo:margin-right="0in" fo:text-indent="0in" style:auto-text-indent="false" style:text-autospace="none"/>
      <style:text-properties fo:color="#000000" style:text-line-through-style="none" style:font-name="Times New Roman1" fo:font-size="10pt" style:text-underline-style="none" style:font-name-asian="Times New Roman1" style:font-size-asian="10pt" style:font-name-complex="Times New Roman1" style:font-size-complex="10pt"/>
    </style:style>
    <style:style style:name="P7" style:family="paragraph" style:parent-style-name="Default">
      <style:paragraph-properties fo:margin-left="0in" fo:margin-right="0in" fo:text-indent="0in" style:auto-text-indent="false" style:text-autospace="none"/>
      <style:text-properties fo:color="#000000" style:text-line-through-styl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P8" style:family="paragraph" style:parent-style-name="Default">
      <style:paragraph-properties fo:margin-left="0in" fo:margin-right="0in" fo:margin-top="0in" fo:margin-bottom="0in" fo:text-indent="0in" style:auto-text-indent="false" style:text-autospace="none"/>
      <style:text-properties fo:color="#000000" style:text-line-through-style="none" style:font-name="Times New Roman1" fo:font-size="10pt" style:text-underline-style="none" style:font-name-asian="Times New Roman1" style:font-size-asian="10pt" style:font-name-complex="Times New Roman1" style:font-size-complex="10pt"/>
    </style:style>
    <style:style style:name="P9" style:family="paragraph" style:parent-style-name="Default">
      <style:paragraph-properties fo:margin-left="0in" fo:margin-right="0in" fo:margin-top="0in" fo:margin-bottom="0in" fo:text-indent="0in" style:auto-text-indent="false" style:text-autospace="none"/>
      <style:text-properties fo:color="#000000" style:text-line-through-style="none" style:font-name="Times New Roman1" fo:font-size="11.5pt" style:text-underline-style="none" style:font-name-asian="Times New Roman1" style:font-size-asian="11.5pt" style:font-name-complex="Times New Roman1" style:font-size-complex="11.5pt"/>
    </style:style>
    <style:style style:name="P10" style:family="paragraph" style:parent-style-name="Default">
      <style:paragraph-properties fo:margin-left="0.5in" fo:margin-right="0in" fo:text-indent="0in" style:auto-text-indent="false" style:text-autospace="none"/>
      <style:text-properties fo:color="#000000" style:text-line-through-style="none" style:font-name="Times New Roman1" fo:font-size="10pt" style:text-underline-style="none" style:font-name-asian="Times New Roman1" style:font-size-asian="10pt" style:font-name-complex="Times New Roman1" style:font-size-complex="10pt"/>
    </style:style>
    <style:style style:name="P11" style:family="paragraph" style:parent-style-name="Default">
      <style:paragraph-properties fo:margin-left="0.5in" fo:margin-right="0in" fo:text-indent="0in" style:auto-text-indent="false" style:text-autospace="none"/>
      <style:text-properties fo:color="#000000" style:text-line-through-styl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P12" style:family="paragraph" style:parent-style-name="Default">
      <style:paragraph-properties fo:margin-left="0.5in" fo:margin-right="0in" fo:text-indent="0in" style:auto-text-indent="false" style:text-autospace="none"/>
      <style:text-properties fo:color="#000000" style:text-line-through-style="none" style:font-name="Times New Roman2" fo:font-size="10pt" fo:font-style="italic" style:text-underline-style="none" style:font-name-asian="Times New Roman2" style:font-size-asian="10pt" style:font-style-asian="italic" style:font-name-complex="Times New Roman2" style:font-size-complex="10pt" style:font-style-complex="italic"/>
    </style:style>
    <style:style style:name="P13" style:family="paragraph" style:parent-style-name="Default">
      <style:paragraph-properties fo:margin-left="0.5in" fo:margin-right="0in" fo:text-indent="0in" style:auto-text-indent="false" style:text-autospace="none"/>
      <style:text-properties fo:color="#000000" style:text-line-through-style="none" style:font-name="Times New Roman2" fo:font-size="10pt" fo:font-style="normal" style:text-underline-style="none" style:font-name-asian="Times New Roman2" style:font-size-asian="10pt" style:font-style-asian="normal" style:font-name-complex="Times New Roman2" style:font-size-complex="10pt" style:font-style-complex="normal"/>
    </style:style>
    <style:style style:name="P14" style:family="paragraph" style:parent-style-name="Default">
      <style:paragraph-properties fo:margin-left="0.5in" fo:margin-right="0in" fo:text-indent="0in" style:auto-text-indent="false" style:text-autospace="none"/>
    </style:style>
    <style:style style:name="P15" style:family="paragraph" style:parent-style-name="Standard">
      <style:paragraph-properties style:text-autospace="none"/>
      <style:text-properties fo:color="#000000" style:text-line-through-style="none" style:font-name="Times New Roman1" fo:font-size="11.5pt" fo:font-style="normal" style:text-underline-style="none" style:font-name-asian="Times New Roman1" style:font-size-asian="11.5pt" style:font-style-asian="normal" style:font-name-complex="Times New Roman1" style:font-size-complex="11.5pt" style:font-style-complex="normal"/>
    </style:style>
    <style:style style:name="P16" style:family="paragraph" style:parent-style-name="Standard">
      <style:paragraph-properties fo:margin-left="0in" fo:margin-right="0in" fo:text-indent="0in" style:auto-text-indent="false" style:text-autospace="none"/>
      <style:text-properties fo:color="#000000" style:text-line-through-styl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P17" style:family="paragraph" style:parent-style-name="Default" style:list-style-name="L1">
      <style:paragraph-properties style:text-autospace="none"/>
      <style:text-properties fo:color="#000000" style:text-line-through-style="none" style:font-name="Times New Roman1" fo:font-size="10pt" style:text-underline-style="none" style:font-name-asian="Times New Roman1" style:font-size-asian="10pt" style:font-name-complex="Times New Roman1" style:font-size-complex="10pt"/>
    </style:style>
    <style:style style:name="P18" style:family="paragraph" style:parent-style-name="Default">
      <style:paragraph-properties style:text-autospace="none"/>
      <style:text-properties fo:color="#000000" style:text-line-through-styl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P19" style:family="paragraph" style:parent-style-name="Default">
      <style:paragraph-properties style:text-autospace="none"/>
      <style:text-properties fo:color="#000000" style:text-line-through-style="none" style:font-name="Times New Roman1" fo:font-size="11.5pt" fo:font-style="normal" style:text-underline-style="none" style:font-name-asian="Times New Roman1" style:font-size-asian="11.5pt" style:font-style-asian="normal" style:font-name-complex="Times New Roman1" style:font-size-complex="11.5pt" style:font-style-complex="normal"/>
    </style:style>
    <style:style style:name="P20" style:family="paragraph" style:parent-style-name="Default">
      <style:paragraph-properties style:text-autospace="none"/>
    </style:style>
    <style:style style:name="P21" style:family="paragraph" style:parent-style-name="Default">
      <style:paragraph-properties fo:margin-left="0.5in" fo:margin-right="0in" fo:text-indent="0in" style:auto-text-indent="false" style:text-autospace="none"/>
      <style:text-properties fo:color="#000000" style:text-line-through-styl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P22" style:family="paragraph" style:parent-style-name="Default">
      <style:paragraph-properties fo:margin-left="0.5in" fo:margin-right="0in" fo:text-indent="0in" style:auto-text-indent="false" style:text-autospace="none"/>
      <style:text-properties fo:color="#000000" style:text-line-through-style="none" style:font-name="Times New Roman2" fo:font-size="10pt" fo:font-style="normal" style:text-underline-style="none" style:font-name-asian="Times New Roman2" style:font-size-asian="10pt" style:font-style-asian="normal" style:font-name-complex="Times New Roman2" style:font-size-complex="10pt" style:font-style-complex="normal"/>
    </style:style>
    <style:style style:name="P23" style:family="paragraph" style:parent-style-name="Default">
      <style:paragraph-properties fo:margin-left="0in" fo:margin-right="0in" fo:text-indent="0in" style:auto-text-indent="false" style:text-autospace="none"/>
      <style:text-properties fo:color="#000000" style:text-line-through-style="none" style:font-name="Times New Roman1" fo:font-size="11.5pt" fo:font-style="normal" style:text-underline-style="none" style:font-name-asian="Times New Roman1" style:font-size-asian="11.5pt" style:font-style-asian="normal" style:font-name-complex="Times New Roman1" style:font-size-complex="11.5pt" style:font-style-complex="normal"/>
    </style:style>
    <style:style style:name="P24" style:family="paragraph" style:parent-style-name="Default">
      <style:paragraph-properties fo:margin-left="0in" fo:margin-right="0in" fo:margin-top="0in" fo:margin-bottom="0in" fo:text-indent="0in" style:auto-text-indent="false" style:text-autospace="none"/>
    </style:style>
    <style:style style:name="P25" style:family="paragraph" style:parent-style-name="Default">
      <style:paragraph-properties fo:margin-left="0in" fo:margin-right="0in" fo:margin-top="0in" fo:margin-bottom="0in" fo:text-indent="0in" style:auto-text-indent="false" style:text-autospace="none"/>
      <style:text-properties fo:color="#000000" style:text-line-through-styl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T1" style:family="text">
      <style:text-properties fo:color="#000000" style:font-name="Times New Roman1" fo:font-size="12pt" style:font-name-asian="Times New Roman1" style:font-size-asian="12pt" style:font-name-complex="Times New Roman1" style:font-size-complex="12pt"/>
    </style:style>
    <style:style style:name="T2" style:family="text">
      <style:text-properties fo:color="#000000" style:font-name="Times New Roman1" fo:font-size="14pt" style:font-name-asian="Times New Roman1" style:font-size-asian="14pt" style:font-name-complex="Times New Roman1" style:font-size-complex="14pt"/>
    </style:style>
    <style:style style:name="T3" style:family="text">
      <style:text-properties fo:color="#000000" style:text-line-through-style="none" style:font-name="Times New Roman2" fo:font-size="10pt" fo:font-style="italic" style:text-underline-style="none" style:font-name-asian="Times New Roman2" style:font-size-asian="10pt" style:font-style-asian="italic" style:font-name-complex="Times New Roman2" style:font-size-complex="10pt" style:font-style-complex="italic"/>
    </style:style>
    <style:style style:name="T4" style:family="text">
      <style:text-properties fo:color="#000000" style:text-line-through-styl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T5" style:family="text">
      <style:text-properties fo:color="#000000" style:text-line-through-style="none" style:font-name="Times New Roman1" fo:font-size="11.5pt" fo:font-style="normal" style:text-underline-style="none" style:font-name-asian="Times New Roman1" style:font-size-asian="11.5pt" style:font-style-asian="normal" style:font-name-complex="Times New Roman1" style:font-size-complex="11.5pt" style:font-style-complex="normal"/>
    </style:style>
    <style:style style:name="T6" style:family="text">
      <style:text-properties fo:font-style="italic" style:font-style-asian="italic" style:font-style-complex="italic"/>
    </style:style>
    <style:style style:name="T7" style:family="text">
      <style:text-properties fo:text-transform="capitalize"/>
    </style:style>
    <style:style style:name="T8" style:family="text">
      <style:text-properties fo:font-size="10pt" style:font-size-asian="10pt" style:font-size-complex="10pt"/>
    </style:style>
    <style:style style:name="T9" style:family="text">
      <style:text-properties fo:font-size="10pt" fo:font-style="italic" style:font-size-asian="10pt" style:font-style-asian="italic" style:font-size-complex="10pt" style:font-style-complex="italic"/>
    </style:style>
    <style:style style:name="T10" style:family="text">
      <style:text-properties fo:font-size="10.5pt" style:font-size-asian="10.5pt" style:font-size-complex="10.5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s/></text:span><text:span text:style-name="T2">Lista publikacji</text:span></text:p>
      <text:p text:style-name="P2">Marcin Stolarek</text:p>
      <text:p text:style-name="P3">Publikacje w czasopismach:</text:p>
      <text:p text:style-name="P15"><text:span text:style-name="T8"><text:tab/>•</text:span><text:span text:style-name="T9">Multilayer metamaterial absorbers inspired by perfectly matched layers</text:span></text:p>
      <text:p text:style-name="P5"><text:tab/>Optical and Quantum Electronics, January 2015, Volume 47, Issue 1, pp 89-97</text:p>
      <text:p text:style-name="P19"><text:span text:style-name="T8"><text:tab/>Anna Pastuszczak, Marcin Stolarek, Tomasz J. Antosiewicz, Rafał Kotyński</text:span><text:tab/></text:p>
      <text:p text:style-name="P23"/>
      <text:list xml:id="list4731419579841685878" text:style-name="L1">
        <text:list-header>
          <text:p text:style-name="P17">•<text:span text:style-name="T6">Asymmetric transmission of radially polarized THz radiation through a double circular grating</text:span></text:p>
          <text:p text:style-name="P17">Optics Express, Vol. 22, Issue 25, pp. 30547-30552 r. 2014</text:p>
          <text:p text:style-name="P17">Dmitriy Yavorskiy, Marcin Stolarek, Jerzy Łusakowski and Rafał Kotyński</text:p>
        </text:list-header>
      </text:list>
      <text:p text:style-name="P10"/>
      <text:p text:style-name="P10">•<text:span text:style-name="T6">Multilayer metamaterial absorbers inspired by perfectly matched layers</text:span></text:p>
      <text:p text:style-name="P10"><text:span text:style-name="T7">Optical and Quantum Electronics</text:span>, dostępny on-line</text:p>
      <text:p text:style-name="P10">Anna Pastuszczak, Marcin Stolarek, Tomasz J. Antosiewicz, Rafał Kotyński</text:p>
      <text:p text:style-name="P6"/>
      <text:p text:style-name="P10">•<text:span text:style-name="T6">Asymmetric transmission of terahertz radiation through a double grating</text:span></text:p>
      <text:p text:style-name="P10">Optics Letters Tom 38 Nr 6 r. 2013, str. 839-841 </text:p>
      <text:p text:style-name="P10">Marcin Stolarek, D. Yavorskiy, Rafał Kotyński, C. Zapata Rodríguez, Jerzy Łusakowski, Tomasz Szoplik</text:p>
      <text:p text:style-name="P6"/>
      <text:p text:style-name="P10">•<text:span text:style-name="T6">Engineering the point spread function of layered metamaterials</text:span> </text:p>
      <text:p text:style-name="P10">Opto-Electronics Review Tom 21 Nr 4 r. 2013, str. 355-366</text:p>
      <text:p text:style-name="P10">Anna Pastuszczsak, Marcin Stolarek, Rafał Kotyński</text:p>
      <text:p text:style-name="P8"/>
      <text:p text:style-name="P10">•<text:span text:style-name="T6">Spatial filtering with rough metal-dielectric layered metamaterials</text:span> </text:p>
      <text:p text:style-name="P10"><text:span text:style-name="T7">Photonics Letters of Poland</text:span> Tom 5 Nr 2 r. 2013, str. 60-62</text:p>
      <text:p text:style-name="P10">Marcin Stolarek, Piotr Wróbel, Tomasz Stefaniuk, Mateusz Wlazło, Anna Pastuszczak, Rafał Kotyński</text:p>
      <text:p text:style-name="P4"/>
      <text:p text:style-name="P3">Rozdziały w książkach:</text:p>
      <text:p text:style-name="P9"/>
      <text:p text:style-name="P10">•<text:span text:style-name="T6">Seamless Access to the PL-Grid e-Infrastructure Using UNICORE Middleware</text:span> </text:p>
      <text:p text:style-name="P10">Building a National Distributed e-Infrastructure–PL-Grid, str. 10.1007/978-3-642-28267-6_5 / 56-72, Springer Berlin Heidelberg, r. 2012 </text:p>
      <text:p text:style-name="P10">Krzysztof Benedyczak, Marcin Stolarek, Radosław Rowicki, Rafał Kluszczyński, Marcelina Borcz, G. Marczak, Maciej Filocha, Piotr Bała</text:p>
      <text:p text:style-name="P4"/>
      <text:p text:style-name="P8"/>
      <text:p text:style-name="P10">•<text:span text:style-name="T6">Polish Contribution to the Worldwide LHC Computing</text:span> </text:p>
      <text:p text:style-name="P14"><text:span text:style-name="T3">Building a National Distributed e-Infranstucture </text:span><text:span text:style-name="T4">- PL-Grid. Scientific and Technical Archievements, str. 285-300, Springer Berlin Heidelberg, r. 2012 </text:span></text:p>
      <text:p text:style-name="P11">Artur Binczewski, Michał Bluj, Antoni Cyz, Michał Dwużnik, Maciej Filocha, Łukasz Flis, Ryszard Gokieli, Jarosław Iwaszkiewicz, Marek Kowalski, Patryk Lasoń, Rafał Lichwała, Michał Łopuszyński, Marek Magryś, Piotr Małecki, Norbert Meyer, Krzysztof Nawrocki, Andrzej Olszewski, Andrzej Oziębło, Adam Padee, Henryk Pałka, Marcin Pospieszny, Marcin Radecki, Radosław Rowicki, Dorota Stojda, Marcin Stolarek, Tomasz Szepieniec, Tadeusz Szymocha, Michał Turała, Karol Wawrzyniak, Wojciech Wiślicki, Mariusz Witek, Paweł Wolniewicz</text:p>
      <text:p text:style-name="P5"/>
      <text:p text:style-name="P19">Publikacje konferencyjne:</text:p>
      <text:p text:style-name="P19"><text:span text:style-name="T8"><text:tab/>•</text:span><text:span text:style-name="T9">Perfectly matched layer based multilayer absorbers</text:span></text:p>
      <text:p text:style-name="P19"><text:span text:style-name="T8"><text:tab/></text:span><text:span text:style-name="T8">Proceedings of SPIE - The International Society for Optical Engineering 2015</text:span></text:p>
      <text:p text:style-name="P5"><text:tab/>Tomasz Stefaniuk, Marcin Stolarek, Anna Pastuszczak, Piotr Wróbel, Bartosz Wieciech, Tomasz J. <text:tab/><text:tab/><text:tab/>Antosiewicz, Rafał Kotyński </text:p>
      <text:p text:style-name="P5"/>
      <text:p text:style-name="P20"><text:span text:style-name="T5"><text:tab/></text:span><text:span text:style-name="T4">•</text:span><text:span text:style-name="T9">Asymmetric transmission of transverse magnetic or radially polarized THZ waves through sub-wavelength <text:tab/><text:tab/>gratings</text:span></text:p>
      <text:p text:style-name="P5"><text:tab/>International Conference on Transparent Optical Networks 2015</text:p>
      <text:p text:style-name="P5"><text:tab/>Kotynski R., Stolarek <text:s/>M., Yavorskiy, D., Zapata-Rodriguez C.J., Lusakowski, J., Szoplik, T. </text:p>
      <text:p text:style-name="P23"/>
      <text:p text:style-name="P11">•<text:span text:style-name="T6">Layered and core shell uniaxial absorbers</text:span> </text:p>
      <text:p text:style-name="P11">International Conference on Transparent Optical Networks 2014</text:p>
      <text:p text:style-name="P13">Rafał Kotyński, Tomasz Antosiewicz., Marcin Stolarek, Anna Pastuszczak</text:p>
      <text:p text:style-name="P12"/>
      <text:p text:style-name="P13"><text:soft-page-break/>•<text:span text:style-name="T6">Broadband asymmetric transmission of THz radiation through double metallic gratings</text:span> </text:p>
      <text:p text:style-name="P11">IEE PROCEEDINGS-OPTOELECTRONICS r. 2013, str. 6603070 / 1-4 </text:p>
      <text:p text:style-name="P11">Marcin Stolarek, D. Yavorskiy, Rafał Kotyński, C.J.Z Rodriguez, Jerzy Łusakowski, Tomasz Szoplik</text:p>
      <text:p text:style-name="P7"/>
      <text:p text:style-name="P11">•<text:span text:style-name="T6">Metal-dielectric photonic devices for spatial filtering and image contrast enhancement</text:span> </text:p>
      <text:p text:style-name="P11">PROCEEDINGS OF SPIE Tom 8771 r. 2013, str. 87710J / 00-00 </text:p>
      <text:p text:style-name="P11">Anna Pastuszczak, Piotr Wróbel, Tomasz Stefaniuk, Marcin Stolarek, Mateusz Wlazło, Rafał Kotyńsk</text:p>
      <text:p text:style-name="P25"/>
      <text:p text:style-name="P11">•<text:span text:style-name="T6">UNICORE deployment in polish NGI. lesson learned</text:span></text:p>
      <text:p text:style-name="P11">UNICORE Summit 2012, Proceedings 15, pp. 109-119</text:p>
      <text:p text:style-name="P11">Benedyczak, K., Stolarek, M., Rowicki, R., Filocha, M., Bała, P. </text:p>
      <text:p text:style-name="P16"/>
      <text:p text:style-name="P11">•<text:span text:style-name="T6">Slanted layered superlenses for subwavelength light manipulation</text:span> </text:p>
      <text:p text:style-name="P11">IEE PROCEEDINGS-OPTOELECTRONICS r. 2011, str. 1-4 </text:p>
      <text:p text:style-name="P11">Anna Pastuszczak, Marcin Stolarek, Rafał Kotyński</text:p>
      <text:p text:style-name="P7"/>
      <text:p text:style-name="P11">•<text:span text:style-name="T6">Sub-wavelength imaging using silver-dielectric metamaterial layered prism</text:span> </text:p>
      <text:p text:style-name="P11">PROCEEDINGS OF SPIE Tom 7746 r. 2010, str. 774613 / 00-00 </text:p>
      <text:p text:style-name="P11">Marcin Stolarek, A. Pastuszczak, Jacek Pniewski, Rafał Kotyński</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2" svg:font-family="'Times New Roman', 'Times New Roman PS'" style:font-family-generic="roman"/>
    <style:font-face style:name="Times New Roman1" svg:font-family="'Times New Roman', 'Times New Roman PSMT'"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3T10:53:04</meta:creation-date>
    <dc:date>2016-03-23T11:25:35</dc:date>
    <meta:editing-duration>PT13M51S</meta:editing-duration>
    <meta:editing-cycles>2</meta:editing-cycles>
    <meta:generator>OpenOffice.org/3.4.1$Unix OpenOffice.org_project/341m1$Build-9593</meta:generator>
    <meta:document-statistic meta:table-count="0" meta:image-count="0" meta:object-count="0" meta:page-count="2" meta:paragraph-count="53" meta:word-count="543" meta:character-count="4136"/>
  </office:meta>
</office:document-meta>
</file>